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normal" officeooo:rsid="00148093" officeooo:paragraph-rsid="00148093" style:font-size-asian="16pt" style:font-weight-asian="normal" style:font-size-complex="16pt" style:font-weight-complex="normal"/>
    </style:style>
    <style:style style:name="P2" style:family="paragraph" style:parent-style-name="Standard">
      <style:text-properties fo:font-size="16pt" fo:font-weight="normal" officeooo:rsid="00148093" officeooo:paragraph-rsid="001f02b5" style:font-size-asian="16pt" style:font-weight-asian="normal" style:font-size-complex="16pt" style:font-weight-complex="normal"/>
    </style:style>
    <style:style style:name="P3" style:family="paragraph" style:parent-style-name="Standard">
      <style:text-properties fo:font-size="16pt" fo:font-weight="normal" officeooo:rsid="0015c863" officeooo:paragraph-rsid="0015c863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6pt" fo:font-weight="normal" officeooo:rsid="0015c863" officeooo:paragraph-rsid="001f02b5" style:font-size-asian="16pt" style:font-weight-asian="normal" style:font-size-complex="16pt" style:font-weight-complex="normal"/>
    </style:style>
    <style:style style:name="P5" style:family="paragraph" style:parent-style-name="Standard">
      <style:text-properties fo:font-size="16pt" fo:font-weight="normal" officeooo:rsid="00196b1f" officeooo:paragraph-rsid="00196b1f" style:font-size-asian="16pt" style:font-weight-asian="normal" style:font-size-complex="16pt" style:font-weight-complex="normal"/>
    </style:style>
    <style:style style:name="P6" style:family="paragraph" style:parent-style-name="Standard">
      <style:text-properties fo:font-size="16pt" fo:font-weight="normal" officeooo:rsid="00196b1f" officeooo:paragraph-rsid="001f02b5" style:font-size-asian="16pt" style:font-weight-asian="normal" style:font-size-complex="16pt" style:font-weight-complex="normal"/>
    </style:style>
    <style:style style:name="P7" style:family="paragraph" style:parent-style-name="Standard">
      <style:text-properties fo:font-size="16pt" fo:font-weight="normal" officeooo:rsid="00196b1f" officeooo:paragraph-rsid="00238aeb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normal" officeooo:rsid="001d8e2f" officeooo:paragraph-rsid="001d8e2f" style:font-size-asian="16pt" style:font-weight-asian="normal" style:font-size-complex="16pt" style:font-weight-complex="normal"/>
    </style:style>
    <style:style style:name="P9" style:family="paragraph" style:parent-style-name="Standard">
      <style:text-properties fo:font-size="16pt" fo:font-weight="normal" officeooo:rsid="001d8e2f" officeooo:paragraph-rsid="00196b1f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6pt" fo:font-weight="normal" officeooo:rsid="001d8e2f" officeooo:paragraph-rsid="00311a65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normal" officeooo:rsid="001f02b5" officeooo:paragraph-rsid="001f02b5" style:font-size-asian="16pt" style:font-weight-asian="normal" style:font-size-complex="16pt" style:font-weight-complex="normal"/>
    </style:style>
    <style:style style:name="P12" style:family="paragraph" style:parent-style-name="Standard">
      <style:text-properties fo:font-size="16pt" fo:font-weight="normal" officeooo:rsid="001f02b5" officeooo:paragraph-rsid="00238aeb" style:font-size-asian="16pt" style:font-weight-asian="normal" style:font-size-complex="16pt" style:font-weight-complex="normal"/>
    </style:style>
    <style:style style:name="P13" style:family="paragraph" style:parent-style-name="Standard">
      <style:text-properties fo:font-size="16pt" fo:font-weight="normal" officeooo:rsid="0043352a" officeooo:paragraph-rsid="0043352a" style:font-size-asian="16pt" style:font-weight-asian="normal" style:font-size-complex="16pt" style:font-weight-complex="normal"/>
    </style:style>
    <style:style style:name="P14" style:family="paragraph" style:parent-style-name="Standard">
      <style:text-properties fo:font-size="16pt" fo:font-weight="normal" officeooo:rsid="001d8e2f" officeooo:paragraph-rsid="00311a65" style:font-size-asian="16pt" style:font-weight-asian="normal" style:font-size-complex="16pt" style:font-weight-complex="normal"/>
    </style:style>
    <style:style style:name="P15" style:family="paragraph" style:parent-style-name="Standard">
      <style:text-properties fo:font-size="16pt" fo:font-weight="normal" officeooo:rsid="0050ed19" officeooo:paragraph-rsid="0050ed19" style:font-size-asian="16pt" style:font-weight-asian="normal" style:font-size-complex="16pt" style:font-weight-complex="normal"/>
    </style:style>
    <style:style style:name="T1" style:family="text">
      <style:text-properties officeooo:rsid="0015c863"/>
    </style:style>
    <style:style style:name="T2" style:family="text">
      <style:text-properties officeooo:rsid="00196b1f"/>
    </style:style>
    <style:style style:name="T3" style:family="text">
      <style:text-properties officeooo:rsid="001f02b5"/>
    </style:style>
    <style:style style:name="T4" style:family="text">
      <style:text-properties fo:font-size="20pt" style:text-underline-style="solid" style:text-underline-width="auto" style:text-underline-color="font-color" fo:font-weight="bold" officeooo:rsid="0034d36c" style:font-size-asian="20pt" style:font-weight-asian="bold" style:font-size-complex="20pt" style:font-weight-complex="bold"/>
    </style:style>
    <style:style style:name="T5" style:family="text">
      <style:text-properties fo:font-size="20pt" style:text-underline-style="solid" style:text-underline-width="auto" style:text-underline-color="font-color" fo:font-weight="bold" officeooo:rsid="00420203" style:font-size-asian="20pt" style:font-weight-asian="bold" style:font-size-complex="20pt" style:font-weight-complex="bold"/>
    </style:style>
    <style:style style:name="T6" style:family="text">
      <style:text-properties officeooo:rsid="004820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span text:style-name="T4">Git command</text:span><text:span text:style-name="T5">s</text:span><text:span text:style-name="T4"> for local branch</text:span></text:p>
      <text:p text:style-name="P1"/>
      <text:p text:style-name="P1">1. To create local branch :</text:p>
      <text:p text:style-name="P1"/>
      <text:p text:style-name="P2">- - - <text:span text:style-name="T1">`$ </text:span>git checkout -b branch name<text:span text:style-name="T1">`</text:span> (e.g. company_create_104.1)</text:p>
      <text:p text:style-name="P3"/>
      <text:p text:style-name="P13">2. To commit local branch:</text:p>
      <text:p text:style-name="P13"/>
      <text:p text:style-name="P13">- - -`$ git commit -m “message” file name`</text:p>
      <text:p text:style-name="P13"/>
      <text:p text:style-name="P13"/>
      <text:p text:style-name="P3"><text:span text:style-name="T6">3</text:span>. To pull from local branch that you have created:</text:p>
      <text:p text:style-name="P3"/>
      <text:p text:style-name="P4">- - -`<text:span text:style-name="T3">$ </text:span>git pull origin your branch name`</text:p>
      <text:p text:style-name="P3"/>
      <text:p text:style-name="P3"/>
      <text:p text:style-name="P5"><text:span text:style-name="T6">4</text:span>. To push local branch that you have created :</text:p>
      <text:p text:style-name="P5"/>
      <text:p text:style-name="P6">- - -`<text:span text:style-name="T3">$ </text:span>git push -u origin your branch name`</text:p>
      <text:p text:style-name="P9"/>
      <text:p text:style-name="P8"/>
      <text:p text:style-name="P11"><text:span text:style-name="T6">5</text:span>. To merge when I am done with a branch:</text:p>
      <text:p text:style-name="P11"/>
      <text:p text:style-name="P11">- - -`$ git checkout dev`</text:p>
      <text:p text:style-name="P12">- - -`$ git merge --no-ff <text:span text:style-name="T2">your branch name</text:span>`</text:p>
      <text:p text:style-name="P12"/>
      <text:p text:style-name="P7"/>
      <text:p text:style-name="P10"><text:span text:style-name="T6">6</text:span>. To delete branch from git:</text:p>
      <text:p text:style-name="P10"/>
      <text:p text:style-name="P10">- - -`<text:span text:style-name="T3">$ </text:span>git branch -d <text:span text:style-name="T2">your branch name</text:span>`</text:p>
      <text:p text:style-name="P10"/>
      <text:p text:style-name="P15">After git clone from local branch, I do not see my remote branch. We can solve this following command :</text:p>
      <text:p text:style-name="P15"/>
      <text:p text:style-name="P15">- - - `$ git branch -t &lt;your remote branch name&gt; origin/&lt;your local branch name&gt;` (eg. git branch -t dev origin/internalorder_edit_227.1)</text:p>
      <text:p text:style-name="P15"/>
      <text:p text:style-name="P15">OR, - - -`$ git checkout -b dev origin/internalorder_edit_227.1`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14:10:48.907410258</meta:creation-date>
    <dc:date>2017-05-22T17:12:24.426161843</dc:date>
    <meta:editing-duration>PT5H40M6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166" meta:character-count="856" meta:non-whitespace-character-count="705"/>
  </office:meta>
</office:document-meta>
</file>